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officeooo:rsid="00089624"/>
    </style:style>
    <style:style style:name="P2" style:family="paragraph" style:parent-style-name="Standard">
      <style:paragraph-properties fo:text-align="end" style:justify-single-word="false"/>
      <style:text-properties officeooo:rsid="00089624" officeooo:paragraph-rsid="00089624"/>
    </style:style>
    <style:style style:name="P3" style:family="paragraph" style:parent-style-name="Standard">
      <style:paragraph-properties fo:text-align="center" style:justify-single-word="false"/>
      <style:text-properties officeooo:rsid="000a3496" officeooo:paragraph-rsid="000a3496"/>
    </style:style>
    <style:style style:name="P4" style:family="paragraph" style:parent-style-name="Standard">
      <style:paragraph-properties fo:text-align="start" style:justify-single-word="false"/>
      <style:text-properties officeooo:rsid="000be4b3" officeooo:paragraph-rsid="000be4b3"/>
    </style:style>
    <style:style style:name="P5" style:family="paragraph" style:parent-style-name="Standard">
      <style:paragraph-properties fo:text-align="end" style:justify-single-word="false"/>
      <style:text-properties officeooo:rsid="000dbbf6" officeooo:paragraph-rsid="000dbbf6"/>
    </style:style>
    <style:style style:name="P6" style:family="paragraph" style:parent-style-name="Standard">
      <style:paragraph-properties fo:text-align="start" style:justify-single-word="false"/>
      <style:text-properties officeooo:rsid="000fd491" officeooo:paragraph-rsid="000fd491"/>
    </style:style>
    <style:style style:name="P7" style:family="paragraph" style:parent-style-name="Standard" style:list-style-name="L1">
      <style:paragraph-properties fo:text-align="start" style:justify-single-word="false"/>
      <style:text-properties officeooo:rsid="000fd491" officeooo:paragraph-rsid="000fd491"/>
    </style:style>
    <style:style style:name="P8" style:family="paragraph" style:parent-style-name="Standard" style:list-style-name="L2">
      <style:paragraph-properties fo:text-align="start" style:justify-single-word="false"/>
      <style:text-properties officeooo:rsid="000fd491" officeooo:paragraph-rsid="000fd491"/>
    </style:style>
    <style:style style:name="P9" style:family="paragraph" style:parent-style-name="Standard" style:list-style-name="L2">
      <style:paragraph-properties fo:text-align="start" style:justify-single-word="false"/>
      <style:text-properties officeooo:rsid="00106f62" officeooo:paragraph-rsid="00106f62"/>
    </style:style>
    <style:style style:name="P10" style:family="paragraph" style:parent-style-name="Standard">
      <style:paragraph-properties fo:text-align="start" style:justify-single-word="false"/>
      <style:text-properties officeooo:rsid="00106f62" officeooo:paragraph-rsid="00106f62"/>
    </style:style>
    <style:style style:name="P11" style:family="paragraph" style:parent-style-name="Standard">
      <style:paragraph-properties fo:text-align="start" style:justify-single-word="false"/>
      <style:text-properties officeooo:rsid="001173b2" officeooo:paragraph-rsid="001173b2"/>
    </style:style>
    <style:style style:name="P12" style:family="paragraph" style:parent-style-name="Standard" style:list-style-name="L3">
      <style:paragraph-properties fo:text-align="start" style:justify-single-word="false"/>
      <style:text-properties officeooo:rsid="001173b2" officeooo:paragraph-rsid="001173b2"/>
    </style:style>
    <style:style style:name="P13" style:family="paragraph" style:parent-style-name="Standard" style:list-style-name="L5">
      <style:paragraph-properties fo:text-align="start" style:justify-single-word="false"/>
      <style:text-properties officeooo:rsid="001173b2" officeooo:paragraph-rsid="001173b2"/>
    </style:style>
    <style:style style:name="P14" style:family="paragraph" style:parent-style-name="Standard">
      <style:paragraph-properties fo:text-align="start" style:justify-single-word="false"/>
      <style:text-properties officeooo:rsid="00149dc7" officeooo:paragraph-rsid="00149dc7"/>
    </style:style>
    <style:style style:name="P15" style:family="paragraph" style:parent-style-name="Standard" style:list-style-name="L6">
      <style:paragraph-properties fo:text-align="start" style:justify-single-word="false"/>
      <style:text-properties officeooo:rsid="00149dc7" officeooo:paragraph-rsid="00149dc7"/>
    </style:style>
    <style:style style:name="T1" style:family="text">
      <style:text-properties officeooo:rsid="000dbbf6"/>
    </style:style>
    <style:style style:name="T2" style:family="text">
      <style:text-properties officeooo:rsid="00106f62"/>
    </style:style>
    <style:style style:name="T3" style:family="text">
      <style:text-properties officeooo:rsid="00107480"/>
    </style:style>
    <style:style style:name="T4" style:family="text">
      <style:text-properties officeooo:rsid="00149dc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2">COSC 422</text:p>
      <text:p text:style-name="P5">3/12/2014</text:p>
      <text:p text:style-name="P3">Final Project Abstract</text:p>
      <text:p text:style-name="P3"/>
      <text:p text:style-name="P4"><text:tab/>For my final project, I intend to <text:span text:style-name="T1">enhance my Boe-bot (Severus), with the ability to react to an infrared signal. Once any of Severus's IR receivers receive an IR signal from a constructed IR transmitter (which shall act as a stun gun for Severus), a signal will be sent directly to the chip, pulsing with different data depending on the location location of the receiver on Severus. Given that incoming pulse, Severus shall turn away and flee from the source of the offending IR signal.</text:span></text:p>
      <text:p text:style-name="P4"/>
      <text:p text:style-name="P6">Requirements for the Project:</text:p>
      <text:list xml:id="list847988395347780344" text:style-name="L1">
        <text:list-item>
          <text:p text:style-name="P7">1 (or more) IR transmitters each constructed with:</text:p>
          <text:list>
            <text:list-item>
              <text:p text:style-name="P7">1 IR LED</text:p>
            </text:list-item>
            <text:list-item>
              <text:p text:style-name="P7">1 small breadboard</text:p>
            </text:list-item>
            <text:list-item>
              <text:p text:style-name="P7">1 battery pack</text:p>
            </text:list-item>
            <text:list-item>
              <text:p text:style-name="P7">1 push button</text:p>
            </text:list-item>
            <text:list-item>
              <text:p text:style-name="P7">1 x14 PIC chip (these can be less than 16 pins on these)</text:p>
            </text:list-item>
          </text:list>
        </text:list-item>
      </text:list>
      <text:list xml:id="list4042922387511226469" text:style-name="L2">
        <text:list-item>
          <text:p text:style-name="P8">4 IR receivers (for each side of <text:span text:style-name="T2">Severus)</text:span></text:p>
        </text:list-item>
        <text:list-item>
          <text:p text:style-name="P9">4 x14 PIC chips (1 per receiver so it can send a custom signal with the location data to the main PIC chip)</text:p>
        </text:list-item>
      </text:list>
      <text:p text:style-name="P10"/>
      <text:p text:style-name="P10"><text:tab/>The code for Severus should allow him to be absolutely autonomous, just wandering around exploring the area. <text:span text:style-name="T3">The IR transmitters act as an interrupt to the main chip, telling it to turn away from the side that received the IR signal.</text:span></text:p>
      <text:p text:style-name="P10"><text:tab/></text:p>
      <text:p text:style-name="P11">Looking forward, I have time and ability, there are a few extra features I would like to bestow upon Severus:</text:p>
      <text:list xml:id="list3438239234435336246" text:style-name="L3">
        <text:list-item>
          <text:p text:style-name="P12">When Severus is hit from the transmitter</text:p>
          <text:list>
            <text:list-item>
              <text:p text:style-name="P12">he'll give a small squeal of pain (a la R2-D2)</text:p>
            </text:list-item>
            <text:list-item>
              <text:p text:style-name="P12">he will speed up (in an attempt to escape the aggressors)</text:p>
            </text:list-item>
            <text:list-item>
              <text:p text:style-name="P12">his health bar will decrease (a LED with bars)</text:p>
            </text:list-item>
            <text:list-item>
              <text:p text:style-name="P12">after he has been hit three times, he turns off and dies, needing to get a restart signal to turn back on</text:p>
            </text:list-item>
          </text:list>
        </text:list-item>
      </text:list>
      <text:list xml:id="list5204603640638066468" text:style-name="L5">
        <text:list-item>
          <text:p text:style-name="P13">Give Severus better collision detection, <text:span text:style-name="T4">upgrade him with sonar to prevent him from walking into walls and obstacles</text:span></text:p>
        </text:list-item>
      </text:list>
      <text:p text:style-name="P11"/>
      <text:p text:style-name="P14">Extra features would require:</text:p>
      <text:list xml:id="list8941090096062051199" text:style-name="L6">
        <text:list-item>
          <text:p text:style-name="P15">1 LED set to represent health</text:p>
        </text:list-item>
        <text:list-item>
          <text:p text:style-name="P15">1 switch (per transmitter) to differentiate between sending an “On” command vs the “FIRE!” command</text:p>
        </text:list-item>
        <text:list-item>
          <text:p text:style-name="P15">1 PING Ultrasonic Distance Sensor</text:p>
        </text:list-item>
        <text:list-item>
          <text:p text:style-name="P15">1 Piezoelectric Speak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2:24:14.559112000</meta:creation-date>
    <dc:date>2014-03-12T16:04:12.282514000</dc:date>
    <meta:editing-duration>PT2H23M50S</meta:editing-duration>
    <meta:editing-cycles>4</meta:editing-cycles>
    <meta:generator>LibreOffice/4.2.1.1$MacOSX_X86_64 LibreOffice_project/d7dbbd7842e6a58b0f521599204e827654e1fb8b</meta:generator>
    <meta:document-statistic meta:table-count="0" meta:image-count="0" meta:object-count="0" meta:page-count="1" meta:paragraph-count="28" meta:word-count="350" meta:character-count="1858" meta:non-whitespace-character-count="1550"/>
  </office:meta>
</office:document-meta>
</file>